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Table_20_Contents" style:list-style-name="L1">
      <style:paragraph-properties fo:margin-top="0in" fo:margin-bottom="0.1965in" style:contextual-spacing="false"/>
    </style:style>
    <style:style style:name="P43" style:family="paragraph" style:parent-style-name="Table_20_Contents" style:list-style-name="L2">
      <style:paragraph-properties fo:margin-top="0in" fo:margin-bottom="0.1965in" style:contextual-spacing="false"/>
    </style:style>
    <style:style style:name="P44" style:family="paragraph" style:parent-style-name="Table_20_Contents" style:list-style-name="L3">
      <style:paragraph-properties fo:margin-top="0in" fo:margin-bottom="0.1965in" style:contextual-spacing="false"/>
    </style:style>
    <style:style style:name="P45" style:family="paragraph" style:parent-style-name="Table_20_Contents" style:list-style-name="L4">
      <style:paragraph-properties fo:margin-top="0in" fo:margin-bottom="0.1965in" style:contextual-spacing="false"/>
    </style:style>
    <style:style style:name="P46" style:family="paragraph" style:parent-style-name="Table_20_Contents" style:list-style-name="L5">
      <style:paragraph-properties fo:margin-top="0in" fo:margin-bottom="0.1965in" style:contextual-spacing="false"/>
    </style:style>
    <style:style style:name="P47" style:family="paragraph" style:parent-style-name="Text_20_body" style:master-page-name="HTML">
      <style:paragraph-properties fo:margin-left="0in" fo:margin-right="0in" fo:text-indent="0in" style:auto-text-indent="false" style:page-number="auto"/>
    </style:style>
    <style:style style:name="P48" style:family="paragraph" style:parent-style-name="Text_20_body" style:list-style-name="L6"/>
    <style:style style:name="P49" style:family="paragraph" style:parent-style-name="Text_20_body" style:list-style-name="L6">
      <style:paragraph-properties fo:margin-top="0in" fo:margin-bottom="0in" style:contextual-spacing="false"/>
    </style:style>
    <style:style style:name="P50"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35"/>
    <style:style style:name="P91" style:family="paragraph" style:parent-style-name="Text_20_body" style:list-style-name="L36"/>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7"><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9"><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9"><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9"><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9"><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9"><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9"><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9"><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9"><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9"><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9"><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9"><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9"><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9"><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9"><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9"><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9"><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9"><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9"><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9"><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9"><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9"><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9"><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9"><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9"><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9"><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9"><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9"><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9"><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9"><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9"><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9"><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9"><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9"><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9"><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9"><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9"><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9"><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9"><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9"><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9"><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9"><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9"><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9"><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9"><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9"><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9"><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9"><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9"><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9"><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9"><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9"><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9"><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9"><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9"><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9"><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9"><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9"><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9"><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9"><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9"><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9"><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9"><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9"><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9"><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9"><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9"><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9"><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9"><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9"><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9"><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9"><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9"><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9"><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9"><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9"><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9"><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9"><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9"><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9"><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9"><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9"><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9"><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9"><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9"><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9"><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9"><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9"><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9"><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9"><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9"><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9"><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9"><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9"><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9"><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9"><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9"><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9"><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9"><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9"><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9"><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9"><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9"><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9"><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9"><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9"><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9"><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9"><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9"><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9"><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9"><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9"><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9"><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9"><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9"><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9"><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9"><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9"><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9"><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9"><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9"><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9"><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9"><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9"><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9"><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9"><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9"><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9"><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9"><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9"><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9"><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9"><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9"><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9"><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9"><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9"><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9"><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9"><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9"><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9"><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9"><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9"><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9"><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9"><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9"><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9"><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9"><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9"><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9"><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9"><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9"><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9"><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9"><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9"><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9"><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9"><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9"><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9"><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9"><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9"><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9"><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9"><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9"><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9"><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9"><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9"><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9"><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9"><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9"><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9"><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9"><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9"><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9"><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9"><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9"><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9"><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9"><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9"><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9"><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9"><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9"><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9"><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9"><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9"><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9"><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9"><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9"><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9"><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9"><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9"><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9"><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9"><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9"><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9"><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9"><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9"><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9"><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9"><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9"><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9"><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9"><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9"><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9"><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9"><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9"><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9"><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9"><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9"><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9"><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9"><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9"><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9"><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9"><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9"><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9"><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9"><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9"><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9"><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9"><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9"><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9"><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9"><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9"><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9"><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9"><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9"><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9"><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9"><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9"><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9"><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9"><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9"><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9"><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9"><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9"><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9"><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9"><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9"><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9"><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9"><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9"><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9"><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9"><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9"><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9"><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9"><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9"><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9"><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9"><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9"><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9"><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9"><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9"><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9"><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9"><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9"><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9"><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9"><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8"><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0">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1">Matija Kejžar, Senior Engineer, Better, Slovenia</text:p>
          </text:list-item>
          <text:list-item>
            <text:p text:style-name="P51">Patrick Langford, NeuronSong LLC, Utah, USA</text:p>
          </text:list-item>
          <text:list-item>
            <text:p text:style-name="P51">Claude Nanjo MA African Studies, M Public Health, Cognitive Medical Systems Inc., California, USA</text:p>
          </text:list-item>
          <text:list-item>
            <text:p text:style-name="P51"><text:soft-page-break/>Harold Solbrig, Mayo Clinic, Rochester, USA</text:p>
          </text:list-item>
          <text:list-item>
            <text:p text:style-name="P51">Erik Sundvall PhD, Linkoping University, Sweden</text:p>
          </text:list-item>
          <text:list-item>
            <text:p text:style-name="P51">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2">'openEHR' is a registered trademark of the openEHR Foundation;</text:p>
          </text:list-item>
          <text:list-item>
            <text:p text:style-name="P52">'Java' is a registered trademark of Oracle Corporation;</text:p>
          </text:list-item>
          <text:list-item>
            <text:p text:style-name="P52">'C#' is a registered trademark of Microsoft;</text:p>
          </text:list-item>
          <text:list-item>
            <text:p text:style-name="P52">'OMG' and 'UML' are registered trademarks of the Object Management Group;</text:p>
          </text:list-item>
          <text:list-item>
            <text:p text:style-name="P52">'MagicDraw' is a registered trademark of NoMagic Inc;</text:p>
          </text:list-item>
          <text:list-item>
            <text:p text:style-name="P52">'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3">routines, variables, constants;</text:p>
          </text:list-item>
          <text:list-item>
            <text:p text:style-name="P53">expressions (including assertions);</text:p>
          </text:list-item>
          <text:list-item>
            <text:p text:style-name="P53">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4"><text:soft-page-break/>definition of classes, properties and methods;</text:p>
          </text:list-item>
          <text:list-item>
            <text:p text:style-name="P54">delayed routine calls as first-class objects;</text:p>
          </text:list-item>
          <text:list-item>
            <text:p text:style-name="P54">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9"><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9"><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9"><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9"><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9"><text:span text:style-name="Emphasis"><text:span text:style-name="T2">Enumerated types</text:span></text:span><text:span text:style-name="T2">: supported via the notion of 'range-constrained' classes and also references to external value sets;</text:span></text:p>
          </text:list-item>
          <text:list-item>
            <text:p text:style-name="P69"><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9"><text:span text:style-name="Emphasis"><text:span text:style-name="T2">Design by contract (DbC)</text:span></text:span><text:span text:style-name="T2">: formally supported via class invariants and routine pre- and post-conditions;</text:span></text:p>
          </text:list-item>
          <text:list-item>
            <text:p text:style-name="P69"><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5">the composite or association nature of a class property only being known if it is represented as an association, i.e. a line linking two classes on a UML diagram;</text:p>
          </text:list-item>
          <text:list-item>
            <text:p text:style-name="P70"><text:span text:style-name="T2">the notion of </text:span><text:span text:style-name="Emphasis"><text:span text:style-name="T2">type</text:span></text:span><text:span text:style-name="T2"> is not adequately formalised;</text:span></text:p>
          </text:list-item>
          <text:list-item>
            <text:p text:style-name="P55">the meta-model of generic types and container properties is problematic and does not map well to object programming languages;</text:p>
          </text:list-item>
          <text:list-item>
            <text:p text:style-name="P55">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5">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6">poor support for OCL and design by contract in most tools;</text:p>
          </text:list-item>
          <text:list-item>
            <text:p text:style-name="P56">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6">problems with qualified attributes, which are used to represent identifier references to objects rather than direct references;</text:p>
          </text:list-item>
          <text:list-item>
            <text:p text:style-name="P56"><text:soft-page-break/>variable support for XSD generation across tools, where the results are wildly wrong in some tools;</text:p>
          </text:list-item>
          <text:list-item>
            <text:p text:style-name="P71"><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2"><text:span text:style-name="Source_20_Text"><text:span text:style-name="T2">org.openehr.lang.bmm</text:span></text:span><text:span text:style-name="T2">: the BMM</text:span></text:p>
            <text:list>
              <text:list-item>
                <text:p text:style-name="P72"><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2"><text:span text:style-name="Source_20_Text"><text:span text:style-name="T2">core</text:span></text:span><text:span text:style-name="T2">: the core BMM classes used for in-memory representation of an object model. This consists of a number of sub-packages:</text:span></text:p>
                <text:list>
                  <text:list-item>
                    <text:p text:style-name="P72"><text:span text:style-name="Source_20_Text"><text:span text:style-name="T2">model</text:span></text:span><text:span text:style-name="T2">: meta-types representing models and packages;</text:span></text:p>
                  </text:list-item>
                  <text:list-item>
                    <text:p text:style-name="P72"><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2"><text:span text:style-name="Source_20_Text"><text:span text:style-name="T2">feature</text:span></text:span><text:span text:style-name="T2">: meta-types representing classes features, i.e. constants, routines, properties;</text:span></text:p>
                  </text:list-item>
                  <text:list-item>
                    <text:p text:style-name="P72"><text:soft-page-break/><text:span text:style-name="Source_20_Text"><text:span text:style-name="T2">literal_value</text:span></text:span><text:span text:style-name="T2">: meta-types representing literal values;</text:span></text:p>
                  </text:list-item>
                  <text:list-item>
                    <text:p text:style-name="P72"><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3"><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2"><text:soft-page-break/><text:span text:style-name="Source_20_Text">[Integer, String]</text:span> - a tuple type;</text:p>
                </text:list-item>
                <text:list-item>
                  <text:p text:style-name="P42"><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3"><text:soft-page-break/>check that package structure is regular:</text:p>
                  <text:list>
                    <text:list-item>
                      <text:p text:style-name="P43">only top-level packages can have qualified names</text:p>
                    </text:list-item>
                    <text:list-item>
                      <text:p text:style-name="P43">no top-level package name can be a direct parent or child of another (child package must be declared under the parent)</text:p>
                    </text:list-item>
                  </text:list>
                </text:list-item>
                <text:list-item>
                  <text:p text:style-name="P43">check that all classes are mentioned in the package structure</text:p>
                </text:list-item>
                <text:list-item>
                  <text:p text:style-name="P43">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4">convert packages to canonical form, i.e. full hierarchy with no packages with names like aa.bb.cc</text:p>
                </text:list-item>
                <text:list-item>
                  <text:p text:style-name="P44">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4"><text:span text:style-name="Source_20_Text"><text:span text:style-name="T2">"purpose": String</text:span></text:span></text:p>
          </text:list-item>
          <text:list-item>
            <text:p text:style-name="P74"><text:span text:style-name="Source_20_Text"><text:span text:style-name="T2">"keywords": List&lt;String&gt;</text:span></text:span></text:p>
          </text:list-item>
          <text:list-item>
            <text:p text:style-name="P74"><text:span text:style-name="Source_20_Text"><text:span text:style-name="T2">"use": String</text:span></text:span></text:p>
          </text:list-item>
          <text:list-item>
            <text:p text:style-name="P74"><text:soft-page-break/><text:span text:style-name="Source_20_Text"><text:span text:style-name="T2">"misuse": String</text:span></text:span></text:p>
          </text:list-item>
          <text:list-item>
            <text:p text:style-name="P74"><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5"><text:span text:style-name="Source_20_Text">"purpose": String</text:span></text:p>
                </text:list-item>
                <text:list-item>
                  <text:p text:style-name="P45"><text:span text:style-name="Source_20_Text">"keywords": List&lt;String&gt;</text:span></text:p>
                </text:list-item>
                <text:list-item>
                  <text:p text:style-name="P45"><text:span text:style-name="Source_20_Text">"use": String</text:span></text:p>
                </text:list-item>
                <text:list-item>
                  <text:p text:style-name="P45"><text:span text:style-name="Source_20_Text">"misuse": String</text:span></text:p>
                </text:list-item>
                <text:list-item>
                  <text:p text:style-name="P45"><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6">[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6">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6">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5"><text:span text:style-name="T2">to define the </text:span><text:span text:style-name="Emphasis"><text:span text:style-name="T2">types of properties</text:span></text:span><text:span text:style-name="T2">;</text:span></text:p>
          </text:list-item>
          <text:list-item>
            <text:p text:style-name="P75"><text:span text:style-name="T2">to defined the </text:span><text:span text:style-name="Emphasis"><text:span text:style-name="T2">types of routine parameters and return values</text:span></text:span><text:span text:style-name="T2">;</text:span></text:p>
          </text:list-item>
          <text:list-item>
            <text:p text:style-name="P75"><text:span text:style-name="T2">to define </text:span><text:span text:style-name="Emphasis"><text:span text:style-name="T2">formal type parameters</text:span></text:span><text:span text:style-name="T2"> in a generic class;</text:span></text:p>
          </text:list-item>
          <text:list-item>
            <text:p text:style-name="P75"><text:span text:style-name="T2">to define type(s) of </text:span><text:span text:style-name="Emphasis"><text:span text:style-name="T2">inheritance ancestors of class definitions</text:span></text:span><text:span text:style-name="T2">;</text:span></text:p>
          </text:list-item>
          <text:list-item>
            <text:p text:style-name="P75"><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5"><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6"><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6"><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6"><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6"><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7"><text:span text:style-name="Emphasis"><text:span text:style-name="T2">meta-rule</text:span></text:span><text:span text:style-name="T2">: A Simple type can only conform to a Model type, i.e. either another Simple type or a Generic type;</text:span></text:p>
          </text:list-item>
          <text:list-item>
            <text:p text:style-name="P77"><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7">a substitution of a formal parameter from the generic class with a concrete type, including other generic types and container types;</text:p>
          </text:list-item>
          <text:list-item>
            <text:p text:style-name="P57">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8"><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8"><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8"><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9"><text:span text:style-name="Emphasis"><text:span text:style-name="T2">meta-rule</text:span></text:span><text:span text:style-name="T2">: A Generic type can only conform to another Generic type;</text:span></text:p>
          </text:list-item>
          <text:list-item>
            <text:p text:style-name="P79"><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9"><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8">the number of generic parameters is equal;</text:p>
              </text:list-item>
              <text:list-item>
                <text:p text:style-name="P79"><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9"><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9"><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0"><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0"><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0"><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1"><text:span text:style-name="Emphasis"><text:span text:style-name="T2">meta-rule</text:span></text:span><text:span text:style-name="T2">: A Container type can only conform to another Container type;</text:span></text:p>
          </text:list-item>
          <text:list-item>
            <text:p text:style-name="P81"><text:soft-page-break/><text:span text:style-name="Emphasis"><text:span text:style-name="T2">concrete rules</text:span></text:span><text:span text:style-name="T2">:</text:span></text:p>
            <text:list>
              <text:list-item>
                <text:p text:style-name="P81"><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1"><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2"><text:span text:style-name="Emphasis"><text:span text:style-name="T2">meta-rule</text:span></text:span><text:span text:style-name="T2">: A Tuple type can only conform to another Tuple type;</text:span></text:p>
          </text:list-item>
          <text:list-item>
            <text:p text:style-name="P82"><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2"><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3"><text:span text:style-name="Emphasis"><text:span text:style-name="T2">meta-rule</text:span></text:span><text:span text:style-name="T2">: A Signature type can only conform to another Signature type;</text:span></text:p>
          </text:list-item>
          <text:list-item>
            <text:p text:style-name="P83"><text:span text:style-name="Emphasis"><text:span text:style-name="T2">concrete rules</text:span></text:span><text:span text:style-name="T2">:</text:span></text:p>
            <text:list>
              <text:list-item>
                <text:p text:style-name="P83"><text:span text:style-name="T2">all specific Function signatures conform to the signature </text:span><text:span text:style-name="Source_20_Text"><text:span text:style-name="T2">Function</text:span></text:span><text:span text:style-name="T2">;</text:span></text:p>
              </text:list-item>
              <text:list-item>
                <text:p text:style-name="P83"><text:span text:style-name="T2">all specific Procedure signatures conform to the signature </text:span><text:span text:style-name="Source_20_Text"><text:span text:style-name="T2">Procedure</text:span></text:span><text:span text:style-name="T2">;</text:span></text:p>
              </text:list-item>
              <text:list-item>
                <text:p text:style-name="P59">the conformance of specific Function or Procedure signatures to another Function or Procedure signature is such that:</text:p>
                <text:list>
                  <text:list-item>
                    <text:p text:style-name="P59">the number of argument types accord and;</text:p>
                  </text:list-item>
                  <text:list-item>
                    <text:p text:style-name="P59">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0">Inheritance is from classes to types rather than classes;</text:p>
          </text:list-item>
          <text:list-item>
            <text:p text:style-name="P60">A Generic type parameter can only be a unitary type, i.e. not a container type;</text:p>
          </text:list-item>
          <text:list-item>
            <text:p text:style-name="P60"><text:soft-page-break/>Tuple and Signature types are pure types, i.e. not defined in generating model other than by implication due to use as routine argument lists;</text:p>
          </text:list-item>
          <text:list-item>
            <text:p text:style-name="P84"><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ext:soft-page-break/>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ext:soft-page-break/>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ext:soft-page-break/>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is_abstract</text:span> (): <text:span text:style-name="Source_20_Text">Boolean</text:span><text:line-break/><text:soft-pag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soft-page-brea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oft-page-break/><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text:soft-page-break/>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oft-page-break/><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text:soft-page-break/><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For complex types, instances are composed of hierarchies of values which are similarly unconstrained with respect to their types.</text:span></text:p>
        <text:p text:style-name="P6"><text:soft-page-break/><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text:span><text:soft-page-break/><text:span text:style-name="T2">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oft-page-break/><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oft-page-break/><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text:span><text:soft-page-break/><text:span text:style-name="T2">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text:soft-page-break/></text:p>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oft-page-break/><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1">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5"><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5"><text:span text:style-name="Emphasis"><text:span text:style-name="T2">properties</text:span></text:span><text:span text:style-name="T2">: mutable static definitions, described in detail in previous sections;</text:span></text:p>
          </text:list-item>
          <text:list-item>
            <text:p text:style-name="P85"><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6"><text:span text:style-name="T2">meta-type, e.g. a group called </text:span><text:span text:style-name="Source_20_Text"><text:span text:style-name="T2">"rules"</text:span></text:span><text:span text:style-name="T2"> limited to publicly visible functions only;</text:span></text:p>
          </text:list-item>
          <text:list-item>
            <text:p text:style-name="P62">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7"><text:soft-page-break/><text:span text:style-name="Emphasis"><text:span text:style-name="T2">both False</text:span></text:span><text:span text:style-name="T2">: the value of the property is considered to be design-time constrainable;</text:span></text:p>
          </text:list-item>
          <text:list-item>
            <text:p text:style-name="P87"><text:span text:style-name="Emphasis"><text:span text:style-name="T2">is IM runtime</text:span></text:span><text:span text:style-name="T2">: True if the property value is only knowable at runtime, as is typically the case for identifiers, dates etc;</text:span></text:p>
          </text:list-item>
          <text:list-item>
            <text:p text:style-name="P87"><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8"><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3">if a pre-condition is not met at the moment of routine call, the client (caller) is at fault;</text:p>
              </text:list-item>
            </text:list>
          </text:list-item>
          <text:list-item>
            <text:p text:style-name="P88"><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3">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9"><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9"><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0"><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0"><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0"><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1"><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1"><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1"><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1"><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1"><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1"><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4">the current object - implied;</text:p>
          </text:list-item>
          <text:list-item>
            <text:p text:style-name="P64">another object, which may be designated via:</text:p>
            <text:list>
              <text:list-item>
                <text:p text:style-name="P64"><text:soft-page-break/>a specified scoping object, achieved through 'dot-notation' in most languages;</text:p>
              </text:list-item>
              <text:list-item>
                <text:p text:style-name="P64">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2"><text:span text:style-name="T2">a property name, e.g. </text:span><text:span text:style-name="Source_20_Text"><text:span text:style-name="Emphasis"><text:span text:style-name="T2">name</text:span></text:span></text:span><text:span text:style-name="T2">;</text:span></text:p>
          </text:list-item>
          <text:list-item>
            <text:p text:style-name="P92"><text:span text:style-name="T2">a constant name, e.g. </text:span><text:span text:style-name="Source_20_Text"><text:span text:style-name="Emphasis"><text:span text:style-name="T2">pi</text:span></text:span></text:span><text:span text:style-name="T2">;</text:span></text:p>
          </text:list-item>
          <text:list-item>
            <text:p text:style-name="P92"><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5">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6">a constant;</text:p>
          </text:list-item>
          <text:list-item>
            <text:p text:style-name="P66">an enumeration literal;</text:p>
          </text:list-item>
          <text:list-item>
            <text:p text:style-name="P93"><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4"><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4"><text:span text:style-name="Source_20_Text"><text:span text:style-name="T2">{Colours}.red</text:span></text:span><text:span text:style-name="T2">, to access an enumeration literal;</text:span></text:p>
          </text:list-item>
          <text:list-item>
            <text:p text:style-name="P94"><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5"><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6"><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6"><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6"><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6"><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7"><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7"><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8"><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8"><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8"><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7">a simple class;</text:p>
          </text:list-item>
          <text:list-item>
            <text:p text:style-name="P67">a generic class;</text:p>
          </text:list-item>
          <text:list-item>
            <text:p text:style-name="P99"><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8">each unsubstituted formal parameter of the parent type must have a same-named counterpart in the formal parameters of the inheriting class;</text:p>
          </text:list-item>
          <text:list-item>
            <text:p text:style-name="P68">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6T20:16:17.257007648</dc:date>
    <meta:editing-duration>PT6H59M34S</meta:editing-duration>
    <meta:editing-cycles>24</meta:editing-cycles>
    <meta:document-statistic meta:table-count="127" meta:image-count="54" meta:object-count="0" meta:page-count="231" meta:paragraph-count="3966" meta:word-count="28140" meta:character-count="200340" meta:non-whitespace-character-count="172951"/>
    <meta:user-defined meta:name="viewport">width=device-width, initial-scale=1.0</meta:user-defined>
  </office:meta>
</office:document-meta>
</file>